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17f777"/>
    </style:style>
    <style:style style:name="T2" style:family="text">
      <style:text-properties officeooo:rsid="001ab878"/>
    </style:style>
    <style:style style:name="T3" style:family="text">
      <style:text-properties fo:color="#569cd6"/>
    </style:style>
    <style:style style:name="T4" style:family="text">
      <style:text-properties fo:color="#569cd6" style:font-name="Droid Sans Mono" fo:font-size="10.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808080"/>
    </style:style>
    <style:style style:name="T7" style:family="text">
      <style:text-properties fo:color="#808080" style:font-name="Droid Sans Mono" fo:font-size="10.5pt" fo:font-weight="normal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9cdcfe"/>
    </style:style>
    <style:style style:name="T10" style:family="text">
      <style:text-properties fo:color="#b5cea8"/>
    </style:style>
    <style:style style:name="T11" style:family="text">
      <style:text-properties officeooo:rsid="002272ac"/>
    </style:style>
    <style:style style:name="T12" style:family="text">
      <style:text-properties fo:color="#4ec9b0"/>
    </style:style>
    <style:style style:name="T13" style:family="text">
      <style:text-properties fo:color="#c586c0"/>
    </style:style>
    <style:style style:name="T14" style:family="text">
      <style:text-properties officeooo:rsid="0024c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 <text:span text:style-name="T1">How to use toggle check box in laravel and livewire*****</text:span></text:p>
      <text:p text:style-name="Standard">.....<text:span text:style-name="T2">in laravel ....</text:span></text:p>
      <text:p text:style-name="Standard"/>
      <text:p text:style-name="Standard"/>
      <text:p text:style-name="Standard"/>
      <text:p text:style-name="P1"><text:span text:style-name="T6">&lt;</text:span><text:span text:style-name="T3">div</text:span> <text:span text:style-name="T9">class</text:span>=<text:span text:style-name="T5">"form-check form-switch heading-toggle"</text:span><text:span text:style-name="T6">&gt;</text:span></text:p>
      <text:p text:style-name="P4"/>
      <text:p text:style-name="P1"><text:span text:style-name="T6">&lt;</text:span><text:span text:style-name="T3">input</text:span> <text:span text:style-name="T9">data-id</text:span>=<text:span text:style-name="T5">"</text:span><text:span text:style-name="T8">{{</text:span><text:span text:style-name="T5"> </text:span><text:span text:style-name="T9">$user</text:span>-&gt;<text:span text:style-name="T9">id</text:span><text:span text:style-name="T5"> </text:span><text:span text:style-name="T8">}}</text:span><text:span text:style-name="T5">"</text:span> <text:span text:style-name="T9">class</text:span>=<text:span text:style-name="T5">"form-check-input"</text:span> <text:span text:style-name="T9">type</text:span>=<text:span text:style-name="T5">"checkbox"</text:span></text:p>
      <text:p text:style-name="P1"><text:span text:style-name="T8">{{</text:span> @<text:span text:style-name="T9">$CleanerStatusForDay</text:span> &amp;&amp; @<text:span text:style-name="T9">$CleanerStatusForDay</text:span>-&gt;<text:span text:style-name="T9">same_day_status</text:span> == <text:span text:style-name="T5">'1'</text:span> ? <text:span text:style-name="T5">'checked'</text:span> : <text:span text:style-name="T5">''</text:span> <text:span text:style-name="T8">}}</text:span></text:p>
      <text:p text:style-name="P1"><text:span text:style-name="T9">id</text:span>=<text:span text:style-name="T5">"changeDayStatus"</text:span><text:span text:style-name="T6">&gt;</text:span></text:p>
      <text:p text:style-name="P4"/>
      <text:p text:style-name="P4"><text:span text:style-name="T7">&lt;/</text:span><text:span text:style-name="T4">div</text:span><text:span text:style-name="T7">&gt;</text:span></text:p>
      <text:p text:style-name="Standard"/>
      <text:p text:style-name="Standard"/>
      <text:p text:style-name="P1"><text:span text:style-name="T3">@section</text:span>(<text:span text:style-name="T5">'script'</text:span>)</text:p>
      <text:p text:style-name="P1"><text:span text:style-name="T6">&lt;</text:span><text:span text:style-name="T3">script</text:span><text:span text:style-name="T6">&gt;</text:span></text:p>
      <text:p text:style-name="P1"><text:span text:style-name="T8">$</text:span>(<text:span text:style-name="T3">function</text:span>() {</text:p>
      <text:p text:style-name="P1"><text:span text:style-name="T8">$</text:span>(<text:span text:style-name="T5">'#changeDayStatus'</text:span>).<text:span text:style-name="T8">on</text:span>(<text:span text:style-name="T5">'change'</text:span>, <text:span text:style-name="T3">function</text:span>() {</text:p>
      <text:p text:style-name="P4"/>
      <text:p text:style-name="P2">// if ($(this).prop('checked')) {</text:p>
      <text:p text:style-name="P2">// $(this).val('1');</text:p>
      <text:p text:style-name="P2">// } else {</text:p>
      <text:p text:style-name="P2">// $(this).val('0');</text:p>
      <text:p text:style-name="P2">// }</text:p>
      <text:p text:style-name="P1"><text:span text:style-name="T3">var</text:span> <text:span text:style-name="T9">status</text:span> = <text:span text:style-name="T8">$</text:span>(<text:span text:style-name="T3">this</text:span>).<text:span text:style-name="T8">prop</text:span>(<text:span text:style-name="T5">'checked'</text:span>) == <text:span text:style-name="T3">true</text:span> ? <text:span text:style-name="T10">1</text:span> : <text:span text:style-name="T10">0</text:span>;</text:p>
      <text:p text:style-name="P1"><text:span text:style-name="T3">var</text:span> <text:span text:style-name="T9">user_id</text:span> = <text:span text:style-name="T8">$</text:span>(<text:span text:style-name="T3">this</text:span>).<text:span text:style-name="T8">data</text:span>(<text:span text:style-name="T5">'id'</text:span>);</text:p>
      <text:p text:style-name="P1"><text:span text:style-name="T3">var</text:span> <text:span text:style-name="T9">_token</text:span> = <text:span text:style-name="T5">"{{ csrf_token() }}"</text:span>;</text:p>
      <text:p text:style-name="P5"/>
      <text:p text:style-name="P1"><text:span text:style-name="T9">$</text:span>.<text:span text:style-name="T8">ajax</text:span>({</text:p>
      <text:p text:style-name="P1"><text:span text:style-name="T9">type:</text:span> <text:span text:style-name="T5">"POST"</text:span>,</text:p>
      <text:p text:style-name="P1"><text:span text:style-name="T9">dataType:</text:span> <text:span text:style-name="T5">"json"</text:span>,</text:p>
      <text:p text:style-name="P1"><text:span text:style-name="T9">url:</text:span> <text:span text:style-name="T5">'/cleaner/services/changeDayStatus'</text:span>,</text:p>
      <text:p text:style-name="P1"><text:span text:style-name="T9">data:</text:span> {</text:p>
      <text:p text:style-name="P1"><text:span text:style-name="T5">'status'</text:span><text:span text:style-name="T9">:</text:span> <text:span text:style-name="T9">status</text:span>,</text:p>
      <text:p text:style-name="P1"><text:span text:style-name="T5">'user_id'</text:span><text:span text:style-name="T9">:</text:span> <text:span text:style-name="T9">user_id</text:span>,</text:p>
      <text:p text:style-name="P1"><text:span text:style-name="T5">"_token"</text:span><text:span text:style-name="T9">:</text:span> <text:span text:style-name="T9">_token</text:span>,</text:p>
      <text:p text:style-name="P1">},</text:p>
      <text:p text:style-name="P1"><text:span text:style-name="T8">success</text:span><text:span text:style-name="T9">:</text:span> <text:span text:style-name="T3">function</text:span>(<text:span text:style-name="T9">data</text:span>) {</text:p>
      <text:p text:style-name="P1"><text:span text:style-name="T9">console</text:span>.<text:span text:style-name="T8">log</text:span>(<text:span text:style-name="T9">data</text:span>.<text:span text:style-name="T9">success</text:span>, <text:span text:style-name="T5">'aman'</text:span>);</text:p>
      <text:p text:style-name="P1">}</text:p>
      <text:p text:style-name="P1">});</text:p>
      <text:p text:style-name="P1">})</text:p>
      <text:p text:style-name="P1">})</text:p>
      <text:p text:style-name="P1"><text:span text:style-name="T6">&lt;/</text:span><text:span text:style-name="T3">script</text:span><text:span text:style-name="T6">&gt;</text:span></text:p>
      <text:p text:style-name="P3">@endsection</text:p>
      <text:p text:style-name="Standard"/>
      <text:p text:style-name="Standard">... <text:span text:style-name="T11">controller</text:span></text:p>
      <text:p text:style-name="Standard"/>
      <text:p text:style-name="Standard"/>
      <text:p text:style-name="P1"><text:soft-page-break/><text:span text:style-name="T3">public</text:span> <text:span text:style-name="T3">function</text:span> <text:span text:style-name="T8">changeDayStatus</text:span>(<text:span text:style-name="T12">Request</text:span> <text:span text:style-name="T9">$request</text:span>)</text:p>
      <text:p text:style-name="P1">{</text:p>
      <text:p text:style-name="P1"><text:span text:style-name="T9">$data</text:span> = <text:span text:style-name="T12">CleanerDayStatus</text:span>::<text:span text:style-name="T8">whereUsersId</text:span>(<text:span text:style-name="T9">$request</text:span>-&gt;<text:span text:style-name="T9">user_id</text:span>)-&gt;<text:span text:style-name="T8">first</text:span>();</text:p>
      <text:p text:style-name="P4"/>
      <text:p text:style-name="P1"><text:span text:style-name="T9">$payload</text:span> = [</text:p>
      <text:p text:style-name="P1"><text:span text:style-name="T5">'users_id'</text:span> =&gt; <text:span text:style-name="T9">$request</text:span>-&gt;<text:span text:style-name="T9">user_id</text:span>,</text:p>
      <text:p text:style-name="P1"><text:span text:style-name="T5">'same_day_status'</text:span> =&gt; <text:span text:style-name="T9">$request</text:span>-&gt;<text:span text:style-name="T9">status</text:span>,</text:p>
      <text:p text:style-name="P4"/>
      <text:p text:style-name="P1">];</text:p>
      <text:p text:style-name="P4"/>
      <text:p text:style-name="P1"><text:span text:style-name="T13">if</text:span>(<text:span text:style-name="T8">empty</text:span>(<text:span text:style-name="T9">$data</text:span>)){</text:p>
      <text:p text:style-name="P1"><text:span text:style-name="T12">CleanerDayStatus</text:span>::<text:span text:style-name="T8">create</text:span>(<text:span text:style-name="T9">$payload</text:span>);</text:p>
      <text:p text:style-name="P1">}</text:p>
      <text:p text:style-name="P1"><text:span text:style-name="T13">else</text:span> {</text:p>
      <text:p text:style-name="P1"><text:span text:style-name="T9">$data</text:span>-&gt;<text:span text:style-name="T8">update</text:span>(<text:span text:style-name="T9">$payload</text:span>);</text:p>
      <text:p text:style-name="P1">}</text:p>
      <text:p text:style-name="P1">}</text:p>
      <text:p text:style-name="Standard"/>
      <text:p text:style-name="Standard"/>
      <text:p text:style-name="Standard"/>
      <text:p text:style-name="Standard">..............<text:span text:style-name="T14">in livewire.....................</text:span></text:p>
      <text:p text:style-name="Standard"/>
      <text:p text:style-name="P1"><text:span text:style-name="T6">&lt;</text:span><text:span text:style-name="T3">div</text:span> <text:span text:style-name="T9">class</text:span>=<text:span text:style-name="T5">"form-check form-switch heading-toggle"</text:span><text:span text:style-name="T6">&gt;</text:span></text:p>
      <text:p text:style-name="P1"><text:span text:style-name="T6">&lt;</text:span><text:span text:style-name="T3">input</text:span> <text:span text:style-name="T9">data-id</text:span>=<text:span text:style-name="T5">"</text:span><text:span text:style-name="T8">{{</text:span><text:span text:style-name="T5"> </text:span><text:span text:style-name="T9">$userId</text:span><text:span text:style-name="T5"> </text:span><text:span text:style-name="T8">}}</text:span><text:span text:style-name="T5">"</text:span> <text:span text:style-name="T9">class</text:span>=<text:span text:style-name="T5">"form-check-input"</text:span> <text:span text:style-name="T9">type</text:span>=<text:span text:style-name="T5">"checkbox"</text:span></text:p>
      <text:p text:style-name="P1"><text:span text:style-name="T8">{{</text:span> @<text:span text:style-name="T9">$cleanerStatus</text:span>-&gt;<text:span text:style-name="T9">same_day_status</text:span> == <text:span text:style-name="T5">'1'</text:span> ? <text:span text:style-name="T5">'checked'</text:span> : <text:span text:style-name="T5">''</text:span> <text:span text:style-name="T8">}}</text:span></text:p>
      <text:p text:style-name="P1"><text:span text:style-name="T9">id</text:span>=<text:span text:style-name="T5">"changeDayStatus"</text:span></text:p>
      <text:p text:style-name="P1"><text:span text:style-name="T9">wire:click</text:span>=<text:span text:style-name="T5">"cleanerSameDayStatus(</text:span><text:span text:style-name="T8">{{</text:span><text:span text:style-name="T5"> </text:span><text:span text:style-name="T9">$userId</text:span><text:span text:style-name="T5"> </text:span><text:span text:style-name="T8">}}</text:span><text:span text:style-name="T5"> , </text:span><text:span text:style-name="T3">@if </text:span><text:span text:style-name="T5">(</text:span>@<text:span text:style-name="T9">$cleanerStatus</text:span>-&gt;<text:span text:style-name="T9">same_day_status</text:span><text:span text:style-name="T5"> </text:span>==<text:span text:style-name="T5"> '0' </text:span>||<text:span text:style-name="T5"> '') $status = '1' </text:span><text:span text:style-name="T3">@else</text:span><text:span text:style-name="T5"> $status = '0' </text:span><text:span text:style-name="T3">@endif</text:span><text:span text:style-name="T5">) "</text:span><text:span text:style-name="T6">&gt;</text:span></text:p>
      <text:p text:style-name="P1"><text:span text:style-name="T6">&lt;/</text:span><text:span text:style-name="T3">div</text:span><text:span text:style-name="T6">&gt;</text:span></text:p>
      <text:p text:style-name="Standard"/>
      <text:p text:style-name="Standard"/>
      <text:p text:style-name="P1"><text:span text:style-name="T3">public</text:span> <text:span text:style-name="T3">function</text:span> <text:span text:style-name="T8">cleanerSameDayStatus</text:span>(<text:span text:style-name="T9">$userId</text:span>, <text:span text:style-name="T9">$status</text:span>)</text:p>
      <text:p text:style-name="P1">{</text:p>
      <text:p text:style-name="P1"><text:span text:style-name="T9">$cleanerStatus</text:span> = <text:span text:style-name="T12">CleanerDayStatus</text:span>::<text:span text:style-name="T8">whereUsersId</text:span>(<text:span text:style-name="T3">$this</text:span>-&gt;<text:span text:style-name="T9">userId</text:span>)-&gt;<text:span text:style-name="T8">first</text:span>();</text:p>
      <text:p text:style-name="P4"/>
      <text:p text:style-name="P1"><text:span text:style-name="T3">$this</text:span>-&gt;<text:span text:style-name="T9">status</text:span> = <text:span text:style-name="T9">$status</text:span> ;</text:p>
      <text:p text:style-name="P4"/>
      <text:p text:style-name="P1"><text:span text:style-name="T13">if</text:span>(<text:span text:style-name="T8">empty</text:span>( <text:span text:style-name="T9">$cleanerStatus</text:span>)){</text:p>
      <text:p text:style-name="P4"/>
      <text:p text:style-name="P1"><text:span text:style-name="T9">$cleanerStatus</text:span> = <text:span text:style-name="T3">new</text:span> <text:span text:style-name="T12">CleanerDayStatus</text:span>();</text:p>
      <text:p text:style-name="P2">// $cleanerStatus-&gt;same_day_status = $this-&gt;status;</text:p>
      <text:p text:style-name="P4"/>
      <text:p text:style-name="P1"><text:span text:style-name="T9">$cleanerStatus</text:span>-&gt;<text:span text:style-name="T9">users_id</text:span> = <text:span text:style-name="T3">$this</text:span>-&gt;<text:span text:style-name="T9">userId</text:span>;</text:p>
      <text:p text:style-name="P2">// $cleanerStatus-&gt;save();</text:p>
      <text:p text:style-name="P4"/>
      <text:p text:style-name="P1">}</text:p>
      <text:p text:style-name="P1"><text:span text:style-name="T9">$cleanerStatus</text:span>-&gt;<text:span text:style-name="T9">same_day_status</text:span> = <text:span text:style-name="T9">$status</text:span>;</text:p>
      <text:p text:style-name="P1"><text:span text:style-name="T9">$cleanerStatus</text:span>-&gt;<text:span text:style-name="T8">save</text:span>();</text:p>
      <text:p text:style-name="P4"/>
      <text:p text:style-name="P1">}</text:p>
      <text:p text:style-name="Standard"/>
      <text:p text:style-name="Standard"><text:soft-page-break/></text:p>
      <text:p text:style-name="P1"><text:span text:style-name="T3">public</text:span> <text:span text:style-name="T9">$status</text:span> = <text:span text:style-name="T10">0</text:span>;</text:p>
      <text:p text:style-name="P4"/>
      <text:p text:style-name="P1"><text:span text:style-name="T3">public</text:span> <text:span text:style-name="T3">function</text:span> <text:span text:style-name="T8">mount</text:span>()</text:p>
      <text:p text:style-name="P1">{</text:p>
      <text:p text:style-name="P1"><text:span text:style-name="T3">$this</text:span>-&gt;<text:span text:style-name="T9">userId</text:span> = <text:span text:style-name="T8">auth</text:span>()-&gt;<text:span text:style-name="T8">user</text:span>()-&gt;<text:span text:style-name="T9">id</text:span>;</text:p>
      <text:p text:style-name="P1"><text:span text:style-name="T3">$this</text:span>-&gt;<text:span text:style-name="T9">cleanerStatus</text:span> = <text:span text:style-name="T12">CleanerDayStatus</text:span>::<text:span text:style-name="T8">whereUsersId</text:span>(<text:span text:style-name="T3">$this</text:span>-&gt;<text:span text:style-name="T9">userId</text:span>)-&gt;<text:span text:style-name="T8">first</text:span>();</text:p>
      <text:p text:style-name="P1"><text:span text:style-name="T3">$this</text:span>-&gt;<text:span text:style-name="T8">prepare</text:span>();</text:p>
      <text:p text:style-name="P4"/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5:14:29.018815062</meta:creation-date>
    <meta:generator>LibreOffice/6.4.7.2$Linux_X86_64 LibreOffice_project/40$Build-2</meta:generator>
    <dc:date>2023-03-29T15:32:19.672772184</dc:date>
    <meta:editing-duration>PT5M28S</meta:editing-duration>
    <meta:editing-cycles>8</meta:editing-cycles>
    <meta:document-statistic meta:table-count="0" meta:image-count="0" meta:object-count="0" meta:page-count="3" meta:paragraph-count="78" meta:word-count="224" meta:character-count="2128" meta:non-whitespace-character-count="1982"/>
  </office:meta>
</office:document-meta>
</file>